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big screen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3" table:default-cell-style-name="ce2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3" office:value-type="string">
            <text:p>LCD element</text:p>
          </table:table-cell>
          <table:table-cell table:style-name="ce3" office:value-type="string">
            <text:p>hex value</text:p>
          </table:table-cell>
          <table:table-cell table:style-name="ce3" office:value-type="string">
            <text:p>bin value</text:p>
          </table:table-cell>
          <table:table-cell table:style-name="ce1" office:value-type="string">
            <text:p>To be tested (bin)</text:p>
          </table:table-cell>
          <table:table-cell table:style-name="ce1" office:value-type="string">
            <text:p>To be tested (hex)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>
            <text:p>2 little cloud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n</text:p>
          </table:table-cell>
          <table:table-cell office:value-type="string">
            <text:p>0x20</text:p>
          </table:table-cell>
          <table:table-cell office:value-type="string">
            <text:p>00 10 00 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24</text:p>
          </table:table-cell>
          <table:table-cell office:value-type="string">
            <text:p>00 10 01 00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5" office:value-type="string">
            <text:p>0x1c</text:p>
          </table:table-cell>
          <table:table-cell table:style-name="ce5" office:value-type="string">
            <text:p>00 01 11 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1e</text:p>
          </table:table-cell>
          <table:table-cell table:style-name="ce5" office:value-type="string">
            <text:p>00 01 11 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22</text:p>
          </table:table-cell>
          <table:table-cell table:style-name="ce5" office:value-type="string">
            <text:p>00 10 00 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25</text:p>
          </table:table-cell>
          <table:table-cell table:style-name="ce5" office:value-type="string">
            <text:p>00 10 01 0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26</text:p>
          </table:table-cell>
          <table:table-cell table:style-name="ce5" office:value-type="string">
            <text:p>00 10 01 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29</text:p>
          </table:table-cell>
          <table:table-cell table:style-name="ce5" office:value-type="string">
            <text:p>00 10 10 0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40</text:p>
          </table:table-cell>
          <table:table-cell table:style-name="ce5" office:value-type="string">
            <text:p>01 00 00 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47</text:p>
          </table:table-cell>
          <table:table-cell table:style-name="ce5" office:value-type="string">
            <text:p>01 00 01 1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6a</text:p>
          </table:table-cell>
          <table:table-cell table:style-name="ce5" office:value-type="string">
            <text:p>01 10 10 1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5" office:value-type="string">
            <text:p>0x86</text:p>
          </table:table-cell>
          <table:table-cell table:style-name="ce5" office:value-type="string">
            <text:p>10 00 01 1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 table:style-name="ce5" table:number-columns-repeated="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moon</text:p>
          </table:table-cell>
          <table:table-cell office:value-type="string">
            <text:p>0x1f</text:p>
          </table:table-cell>
          <table:table-cell office:value-type="string">
            <text:p>00 01 11 11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main cloud (little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main cloud (big on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in cloud (blinking regularly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in cloud (dark)</text:p>
          </table:table-cell>
          <table:table-cell office:value-type="string">
            <text:p>0xfd</text:p>
          </table:table-cell>
          <table:table-cell office:value-type="string">
            <text:p>11 11 11 0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0x13</text:p>
          </table:table-cell>
          <table:table-cell office:value-type="string">
            <text:p>00 01 00 1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>
            <text:p>0x15</text:p>
          </table:table-cell>
          <table:table-cell table:style-name="ce5" office:value-type="string">
            <text:p>00 01 01 01</text:p>
          </table:table-cell>
          <table:table-cell office:value-type="string">
            <text:p>00 01 00 01</text:p>
          </table:table-cell>
          <table:table-cell office:value-type="string">
            <text:p>0x1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hund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nowy (norma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nowy (faste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in (norma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in (faster)</text:p>
          </table:table-cell>
          <table:table-cell table:number-columns-repeated="1022"/>
        </table:table-row>
        <table:table-row table:style-name="ro1" table:number-rows-repeated="16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</table:table>
      <table:table table:name="little screens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Hex</text:p>
          </table:table-cell>
          <table:table-cell office:value-type="string">
            <text:p>bin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float" office:value="0">
            <text:p>000000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1">
            <text:p>000000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10">
            <text:p>000000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float" office:value="11">
            <text:p>00000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7" office:value-type="float" office:value="100">
            <text:p>000001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101">
            <text:p>000001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110">
            <text:p>000001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7" office:value-type="float" office:value="111">
            <text:p>000001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1000">
            <text:p>000010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1001">
            <text:p>000010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style-name="ce7" office:value-type="float" office:value="1010">
            <text:p>000010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style-name="ce7" office:value-type="float" office:value="1011">
            <text:p>00001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7" office:value-type="float" office:value="1100">
            <text:p>000011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style-name="ce7" office:value-type="float" office:value="1101">
            <text:p>0000110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table:style-name="ce7" office:value-type="float" office:value="1110">
            <text:p>0000111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style-name="ce7" office:value-type="float" office:value="1111">
            <text:p>0000111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7" office:value-type="float" office:value="10000">
            <text:p>0001000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10001">
            <text:p>000100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10010">
            <text:p>000100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7" office:value-type="float" office:value="10011">
            <text:p>000100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10100">
            <text:p>0001010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10101">
            <text:p>000101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10110">
            <text:p>0001011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10111">
            <text:p>000101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11000">
            <text:p>0001100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style-name="ce7" office:value-type="float" office:value="11001">
            <text:p>000110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1a</text:p>
          </table:table-cell>
          <table:table-cell table:style-name="ce7" office:value-type="float" office:value="11010">
            <text:p>0001101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1b</text:p>
          </table:table-cell>
          <table:table-cell table:style-name="ce7" office:value-type="float" office:value="11011">
            <text:p>000110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1c</text:p>
          </table:table-cell>
          <table:table-cell table:style-name="ce7" office:value-type="float" office:value="11100">
            <text:p>000111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1d</text:p>
          </table:table-cell>
          <table:table-cell table:style-name="ce7" office:value-type="float" office:value="11101">
            <text:p>000111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1e</text:p>
          </table:table-cell>
          <table:table-cell table:style-name="ce7" office:value-type="float" office:value="11110">
            <text:p>000111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1f</text:p>
          </table:table-cell>
          <table:table-cell table:style-name="ce7" office:value-type="float" office:value="11111">
            <text:p>00011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8" office:value-type="float" office:value="100000">
            <text:p>00100000</text:p>
          </table:table-cell>
          <table:table-cell table:style-name="ce1" office:value-type="string">
            <text:p>soleil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100001">
            <text:p>001000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style-name="ce7" office:value-type="float" office:value="100010">
            <text:p>001000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100011">
            <text:p>00100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100100">
            <text:p>00100100</text:p>
          </table:table-cell>
          <table:table-cell office:value-type="string">
            <text:p>soleil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style-name="ce7" office:value-type="float" office:value="100101">
            <text:p>0010010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100110">
            <text:p>001001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100111">
            <text:p>0010011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101000">
            <text:p>001010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101001">
            <text:p>0010100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2a</text:p>
          </table:table-cell>
          <table:table-cell table:style-name="ce7" office:value-type="float" office:value="101010">
            <text:p>0010101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2b</text:p>
          </table:table-cell>
          <table:table-cell table:style-name="ce7" office:value-type="float" office:value="101011">
            <text:p>0010101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2c</text:p>
          </table:table-cell>
          <table:table-cell table:style-name="ce7" office:value-type="float" office:value="101100">
            <text:p>00101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2d</text:p>
          </table:table-cell>
          <table:table-cell table:style-name="ce7" office:value-type="float" office:value="101101">
            <text:p>001011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2e</text:p>
          </table:table-cell>
          <table:table-cell table:style-name="ce7" office:value-type="float" office:value="101110">
            <text:p>0010111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2f</text:p>
          </table:table-cell>
          <table:table-cell table:style-name="ce7" office:value-type="float" office:value="101111">
            <text:p>001011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110000">
            <text:p>001100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style-name="ce7" office:value-type="float" office:value="110001">
            <text:p>001100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110010">
            <text:p>001100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110011">
            <text:p>001100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style-name="ce7" office:value-type="float" office:value="110100">
            <text:p>00110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110101">
            <text:p>00110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110110">
            <text:p>001101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7" office:value-type="float" office:value="110111">
            <text:p>00110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111000">
            <text:p>001110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float" office:value="111001">
            <text:p>001110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3a</text:p>
          </table:table-cell>
          <table:table-cell table:style-name="ce7" office:value-type="float" office:value="111010">
            <text:p>001110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3b</text:p>
          </table:table-cell>
          <table:table-cell table:style-name="ce7" office:value-type="float" office:value="111011">
            <text:p>001110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3c</text:p>
          </table:table-cell>
          <table:table-cell table:style-name="ce7" office:value-type="float" office:value="111100">
            <text:p>00111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3d</text:p>
          </table:table-cell>
          <table:table-cell table:style-name="ce7" office:value-type="float" office:value="111101">
            <text:p>00111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3e</text:p>
          </table:table-cell>
          <table:table-cell table:style-name="ce7" office:value-type="float" office:value="111110">
            <text:p>001111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3f</text:p>
          </table:table-cell>
          <table:table-cell table:style-name="ce7" office:value-type="float" office:value="111111">
            <text:p>00111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1000000">
            <text:p>01000000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1000001">
            <text:p>010000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float" office:value="1000010">
            <text:p>010000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style-name="ce7" office:value-type="float" office:value="1000011">
            <text:p>0100001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1000100">
            <text:p>01000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float" office:value="1000101">
            <text:p>0100010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style-name="ce7" office:value-type="float" office:value="1000110">
            <text:p>010001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1000111">
            <text:p>010001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1001000">
            <text:p>010010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style-name="ce7" office:value-type="float" office:value="1001001">
            <text:p>010010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4a</text:p>
          </table:table-cell>
          <table:table-cell table:style-name="ce7" office:value-type="float" office:value="1001010">
            <text:p>010010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4b</text:p>
          </table:table-cell>
          <table:table-cell table:style-name="ce7" office:value-type="float" office:value="1001011">
            <text:p>010010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4c</text:p>
          </table:table-cell>
          <table:table-cell table:style-name="ce7" office:value-type="float" office:value="1001100">
            <text:p>01001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4d</text:p>
          </table:table-cell>
          <table:table-cell table:style-name="ce7" office:value-type="float" office:value="1001101">
            <text:p>01001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4e</text:p>
          </table:table-cell>
          <table:table-cell table:style-name="ce7" office:value-type="float" office:value="1001110">
            <text:p>010011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4f</text:p>
          </table:table-cell>
          <table:table-cell table:style-name="ce7" office:value-type="float" office:value="1001111">
            <text:p>01001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1010000">
            <text:p>010100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1010001">
            <text:p>010100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style-name="ce7" office:value-type="float" office:value="1010010">
            <text:p>01010010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1010011">
            <text:p>010100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1010100">
            <text:p>010101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style-name="ce7" office:value-type="float" office:value="1010101">
            <text:p>01010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1010110">
            <text:p>010101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float" office:value="1010111">
            <text:p>01010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style-name="ce7" office:value-type="float" office:value="1011000">
            <text:p>01011000</text:p>
          </table:table-cell>
          <table:table-cell office:value-type="string">
            <text:p>orage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1011001">
            <text:p>010110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5a</text:p>
          </table:table-cell>
          <table:table-cell table:style-name="ce7" office:value-type="float" office:value="1011010">
            <text:p>010110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5b</text:p>
          </table:table-cell>
          <table:table-cell table:style-name="ce7" office:value-type="float" office:value="1011011">
            <text:p>010110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5c</text:p>
          </table:table-cell>
          <table:table-cell table:style-name="ce7" office:value-type="float" office:value="1011100">
            <text:p>01011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5d</text:p>
          </table:table-cell>
          <table:table-cell table:style-name="ce7" office:value-type="float" office:value="1011101">
            <text:p>01011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5e</text:p>
          </table:table-cell>
          <table:table-cell table:style-name="ce7" office:value-type="float" office:value="1011110">
            <text:p>010111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5f</text:p>
          </table:table-cell>
          <table:table-cell table:style-name="ce7" office:value-type="float" office:value="1011111">
            <text:p>01011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1100000">
            <text:p>011000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style-name="ce7" office:value-type="float" office:value="1100001">
            <text:p>0110000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1100010">
            <text:p>01100010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float" office:value="1100011">
            <text:p>01100011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style-name="ce7" office:value-type="float" office:value="1100100">
            <text:p>01100100</text:p>
          </table:table-cell>
          <table:table-cell office:value-type="string">
            <text:p>pluie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1100101">
            <text:p>01100101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float" office:value="1100110">
            <text:p>01100110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style-name="ce7" office:value-type="float" office:value="1100111">
            <text:p>01100111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1101000">
            <text:p>011010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float" office:value="1101001">
            <text:p>0110100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6a</text:p>
          </table:table-cell>
          <table:table-cell table:style-name="ce7" office:value-type="float" office:value="1101010">
            <text:p>011010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6b</text:p>
          </table:table-cell>
          <table:table-cell table:style-name="ce7" office:value-type="float" office:value="1101011">
            <text:p>011010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6c</text:p>
          </table:table-cell>
          <table:table-cell table:style-name="ce7" office:value-type="float" office:value="1101100">
            <text:p>01101100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6d</text:p>
          </table:table-cell>
          <table:table-cell table:style-name="ce7" office:value-type="float" office:value="1101101">
            <text:p>01101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6e</text:p>
          </table:table-cell>
          <table:table-cell table:style-name="ce7" office:value-type="float" office:value="1101110">
            <text:p>0110111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6f</text:p>
          </table:table-cell>
          <table:table-cell table:style-name="ce7" office:value-type="float" office:value="1101111">
            <text:p>0110111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solei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style-name="ce7" office:value-type="float" office:value="1110000">
            <text:p>011100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soleil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1110001">
            <text:p>0111000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1110010">
            <text:p>01110010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style-name="ce7" office:value-type="float" office:value="1110011">
            <text:p>01110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1110100">
            <text:p>0111010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style-name="ce7" office:value-type="float" office:value="1110101">
            <text:p>011101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style-name="ce7" office:value-type="float" office:value="1110110">
            <text:p>011101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office:value-type="string">
            <text:p>soleil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1110111">
            <text:p>011101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style-name="ce7" office:value-type="float" office:value="1111000">
            <text:p>011110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7" office:value-type="float" office:value="1111001">
            <text:p>011110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string">
            <text:p>7a</text:p>
          </table:table-cell>
          <table:table-cell table:style-name="ce7" office:value-type="float" office:value="1111010">
            <text:p>011110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7b</text:p>
          </table:table-cell>
          <table:table-cell table:style-name="ce7" office:value-type="float" office:value="1111011">
            <text:p>011110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7c</text:p>
          </table:table-cell>
          <table:table-cell table:style-name="ce7" office:value-type="float" office:value="1111100">
            <text:p>01111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7d</text:p>
          </table:table-cell>
          <table:table-cell table:style-name="ce7" office:value-type="float" office:value="1111101">
            <text:p>01111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7e</text:p>
          </table:table-cell>
          <table:table-cell table:style-name="ce7" office:value-type="float" office:value="1111110">
            <text:p>011111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7f</text:p>
          </table:table-cell>
          <table:table-cell table:style-name="ce7" office:value-type="float" office:value="1111111">
            <text:p>01111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10000000">
            <text:p>1000000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soleil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style-name="ce7" office:value-type="float" office:value="10000001">
            <text:p>1000000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pluie</text:p>
          </table:table-cell>
          <table:table-cell office:value-type="string">
            <text:p>soleil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style-name="ce7" office:value-type="float" office:value="10000010">
            <text:p>1000001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soleil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10000011">
            <text:p>10000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style-name="ce7" office:value-type="float" office:value="10000100">
            <text:p>1000010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office:value-type="string">
            <text:p>soleil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style-name="ce7" office:value-type="float" office:value="10000101">
            <text:p>100001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10000110">
            <text:p>100001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7" office:value-type="float" office:value="10000111">
            <text:p>10000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style-name="ce7" office:value-type="float" office:value="10001000">
            <text:p>100010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10001001">
            <text:p>100010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8a</text:p>
          </table:table-cell>
          <table:table-cell table:style-name="ce7" office:value-type="float" office:value="10001010">
            <text:p>100010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8b</text:p>
          </table:table-cell>
          <table:table-cell table:style-name="ce7" office:value-type="float" office:value="10001011">
            <text:p>100010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8c</text:p>
          </table:table-cell>
          <table:table-cell table:style-name="ce7" office:value-type="float" office:value="10001100">
            <text:p>10001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8d</text:p>
          </table:table-cell>
          <table:table-cell table:style-name="ce7" office:value-type="float" office:value="10001101">
            <text:p>10001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8e</text:p>
          </table:table-cell>
          <table:table-cell table:style-name="ce7" office:value-type="float" office:value="10001110">
            <text:p>100011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8f</text:p>
          </table:table-cell>
          <table:table-cell table:style-name="ce7" office:value-type="float" office:value="10001111">
            <text:p>10001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style-name="ce7" office:value-type="float" office:value="10010000">
            <text:p>1001000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style-name="ce7" office:value-type="float" office:value="10010001">
            <text:p>100100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10010010">
            <text:p>100100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style-name="ce7" office:value-type="float" office:value="10010011">
            <text:p>100100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style-name="ce7" office:value-type="float" office:value="10010100">
            <text:p>10010100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10010101">
            <text:p>100101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style-name="ce7" office:value-type="float" office:value="10010110">
            <text:p>1001011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table:style-name="ce7" office:value-type="float" office:value="10010111">
            <text:p>1001011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10011000">
            <text:p>1001100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table:style-name="ce7" office:value-type="float" office:value="10011001">
            <text:p>1001100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9a</text:p>
          </table:table-cell>
          <table:table-cell table:style-name="ce7" office:value-type="float" office:value="10011010">
            <text:p>100110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9b</text:p>
          </table:table-cell>
          <table:table-cell table:style-name="ce7" office:value-type="float" office:value="10011011">
            <text:p>1001101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9c</text:p>
          </table:table-cell>
          <table:table-cell table:style-name="ce7" office:value-type="float" office:value="10011100">
            <text:p>100111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9d</text:p>
          </table:table-cell>
          <table:table-cell table:style-name="ce7" office:value-type="float" office:value="10011101">
            <text:p>1001110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9e</text:p>
          </table:table-cell>
          <table:table-cell table:style-name="ce7" office:value-type="float" office:value="10011110">
            <text:p>1001111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9f</text:p>
          </table:table-cell>
          <table:table-cell table:style-name="ce7" office:value-type="float" office:value="10011111">
            <text:p>10011111</text:p>
          </table:table-cell>
          <table:table-cell office:value-type="string">
            <text:p>orag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0</text:p>
          </table:table-cell>
          <table:table-cell table:style-name="ce7" office:value-type="float" office:value="10100000">
            <text:p>101000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a1</text:p>
          </table:table-cell>
          <table:table-cell table:style-name="ce7" office:value-type="float" office:value="10100001">
            <text:p>10100001</text:p>
          </table:table-cell>
          <table:table-cell office:value-type="string">
            <text:p>orage</text:p>
          </table:table-cell>
          <table:table-cell table:number-columns-repeated="4"/>
        </table:table-row>
        <table:table-row table:style-name="ro1">
          <table:table-cell office:value-type="string">
            <text:p>a2</text:p>
          </table:table-cell>
          <table:table-cell table:style-name="ce7" office:value-type="float" office:value="10100010">
            <text:p>10100010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a3</text:p>
          </table:table-cell>
          <table:table-cell table:style-name="ce7" office:value-type="float" office:value="10100011">
            <text:p>10100011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a4</text:p>
          </table:table-cell>
          <table:table-cell table:style-name="ce7" office:value-type="float" office:value="10100100">
            <text:p>1010010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a5</text:p>
          </table:table-cell>
          <table:table-cell table:style-name="ce7" office:value-type="float" office:value="10100101">
            <text:p>10100101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a6</text:p>
          </table:table-cell>
          <table:table-cell table:style-name="ce7" office:value-type="float" office:value="10100110">
            <text:p>10100110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a7</text:p>
          </table:table-cell>
          <table:table-cell table:style-name="ce7" office:value-type="float" office:value="10100111">
            <text:p>101001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a8</text:p>
          </table:table-cell>
          <table:table-cell table:style-name="ce7" office:value-type="float" office:value="10101000">
            <text:p>10101000</text:p>
          </table:table-cell>
          <table:table-cell office:value-type="string">
            <text:p>orage</text:p>
          </table:table-cell>
          <table:table-cell table:number-columns-repeated="4"/>
        </table:table-row>
        <table:table-row table:style-name="ro1">
          <table:table-cell office:value-type="string">
            <text:p>a9</text:p>
          </table:table-cell>
          <table:table-cell table:style-name="ce7" office:value-type="float" office:value="10101001">
            <text:p>10101001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aa</text:p>
          </table:table-cell>
          <table:table-cell table:style-name="ce7" office:value-type="float" office:value="10101010">
            <text:p>10101010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ab</text:p>
          </table:table-cell>
          <table:table-cell table:style-name="ce7" office:value-type="float" office:value="10101011">
            <text:p>1010101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ac</text:p>
          </table:table-cell>
          <table:table-cell table:style-name="ce7" office:value-type="float" office:value="10101100">
            <text:p>1010110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ad</text:p>
          </table:table-cell>
          <table:table-cell table:style-name="ce7" office:value-type="float" office:value="10101101">
            <text:p>1010110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ae</text:p>
          </table:table-cell>
          <table:table-cell table:style-name="ce7" office:value-type="float" office:value="10101110">
            <text:p>101011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af</text:p>
          </table:table-cell>
          <table:table-cell table:style-name="ce7" office:value-type="float" office:value="10101111">
            <text:p>10101111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0</text:p>
          </table:table-cell>
          <table:table-cell table:style-name="ce7" office:value-type="float" office:value="10110000">
            <text:p>101100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string">
            <text:p>b1</text:p>
          </table:table-cell>
          <table:table-cell table:style-name="ce7" office:value-type="float" office:value="10110001">
            <text:p>10110001</text:p>
          </table:table-cell>
          <table:table-cell office:value-type="string">
            <text:p>or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b2</text:p>
          </table:table-cell>
          <table:table-cell table:style-name="ce7" office:value-type="float" office:value="10110010">
            <text:p>10110010</text:p>
          </table:table-cell>
          <table:table-cell office:value-type="string">
            <text:p>orage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string">
            <text:p>b3</text:p>
          </table:table-cell>
          <table:table-cell table:style-name="ce7" office:value-type="float" office:value="10110011">
            <text:p>10110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string">
            <text:p>b4</text:p>
          </table:table-cell>
          <table:table-cell table:style-name="ce7" office:value-type="float" office:value="10110100">
            <text:p>10110100</text:p>
          </table:table-cell>
          <table:table-cell office:value-type="string">
            <text:p>or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b5</text:p>
          </table:table-cell>
          <table:table-cell table:style-name="ce7" office:value-type="float" office:value="10110101">
            <text:p>101101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b6</text:p>
          </table:table-cell>
          <table:table-cell table:style-name="ce7" office:value-type="float" office:value="10110110">
            <text:p>101101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string">
            <text:p>b7</text:p>
          </table:table-cell>
          <table:table-cell table:style-name="ce7" office:value-type="float" office:value="10110111">
            <text:p>10110111</text:p>
          </table:table-cell>
          <table:table-cell office:value-type="string">
            <text:p>or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b8</text:p>
          </table:table-cell>
          <table:table-cell table:style-name="ce7" office:value-type="float" office:value="10111000">
            <text:p>101110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</table:table-row>
        <table:table-row table:style-name="ro1">
          <table:table-cell office:value-type="string">
            <text:p>b9</text:p>
          </table:table-cell>
          <table:table-cell table:style-name="ce7" office:value-type="float" office:value="10111001">
            <text:p>101110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table:style-name="ce7" office:value-type="float" office:value="10111010">
            <text:p>10111010</text:p>
          </table:table-cell>
          <table:table-cell office:value-type="string">
            <text:p>rien</text:p>
          </table:table-cell>
          <table:table-cell table:number-columns-repeated="4"/>
        </table:table-row>
        <table:table-row table:style-name="ro1">
          <table:table-cell office:value-type="string">
            <text:p>bb</text:p>
          </table:table-cell>
          <table:table-cell table:style-name="ce7" office:value-type="float" office:value="10111011">
            <text:p>10111011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office:value-type="string">
            <text:p>flocons</text:p>
          </table:table-cell>
          <table:table-cell office:value-type="string">
            <text:p>pluie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table:style-name="ce7" office:value-type="float" office:value="10111100">
            <text:p>101111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bd</text:p>
          </table:table-cell>
          <table:table-cell table:style-name="ce7" office:value-type="float" office:value="10111101">
            <text:p>10111101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be</text:p>
          </table:table-cell>
          <table:table-cell table:style-name="ce7" office:value-type="float" office:value="10111110">
            <text:p>101111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bf</text:p>
          </table:table-cell>
          <table:table-cell table:style-name="ce7" office:value-type="float" office:value="10111111">
            <text:p>10111111</text:p>
          </table:table-cell>
          <table:table-cell office:value-type="string">
            <text:p>flocon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0</text:p>
          </table:table-cell>
          <table:table-cell table:style-name="ce7" office:value-type="float" office:value="11000000">
            <text:p>11000000</text:p>
          </table:table-cell>
          <table:table-cell office:value-type="string">
            <text:p>flocons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c1</text:p>
          </table:table-cell>
          <table:table-cell table:style-name="ce7" office:value-type="float" office:value="11000001">
            <text:p>11000001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c2</text:p>
          </table:table-cell>
          <table:table-cell table:style-name="ce7" office:value-type="float" office:value="11000010">
            <text:p>1100001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c3</text:p>
          </table:table-cell>
          <table:table-cell table:style-name="ce7" office:value-type="float" office:value="11000011">
            <text:p>11000011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c4</text:p>
          </table:table-cell>
          <table:table-cell table:style-name="ce7" office:value-type="float" office:value="11000100">
            <text:p>11000100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c5</text:p>
          </table:table-cell>
          <table:table-cell table:style-name="ce7" office:value-type="float" office:value="11000101">
            <text:p>11000101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c6</text:p>
          </table:table-cell>
          <table:table-cell table:style-name="ce7" office:value-type="float" office:value="11000110">
            <text:p>1100011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c7</text:p>
          </table:table-cell>
          <table:table-cell table:style-name="ce7" office:value-type="float" office:value="11000111">
            <text:p>11000111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c8</text:p>
          </table:table-cell>
          <table:table-cell table:style-name="ce7" office:value-type="float" office:value="11001000">
            <text:p>11001000</text:p>
          </table:table-cell>
          <table:table-cell office:value-type="string">
            <text:p>orage</text:p>
          </table:table-cell>
          <table:table-cell office:value-type="string">
            <text:p>flcons</text:p>
          </table:table-cell>
          <table:table-cell table:number-columns-repeated="3"/>
        </table:table-row>
        <table:table-row table:style-name="ro1">
          <table:table-cell office:value-type="string">
            <text:p>c9</text:p>
          </table:table-cell>
          <table:table-cell table:style-name="ce7" office:value-type="float" office:value="11001001">
            <text:p>110010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ca</text:p>
          </table:table-cell>
          <table:table-cell table:style-name="ce7" office:value-type="float" office:value="11001010">
            <text:p>1100101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cb</text:p>
          </table:table-cell>
          <table:table-cell table:style-name="ce7" office:value-type="float" office:value="11001011">
            <text:p>110010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cc</text:p>
          </table:table-cell>
          <table:table-cell table:style-name="ce7" office:value-type="float" office:value="11001100">
            <text:p>110011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cd</text:p>
          </table:table-cell>
          <table:table-cell table:style-name="ce7" office:value-type="float" office:value="11001101">
            <text:p>110011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ce</text:p>
          </table:table-cell>
          <table:table-cell table:style-name="ce7" office:value-type="float" office:value="11001110">
            <text:p>1100111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cf</text:p>
          </table:table-cell>
          <table:table-cell table:style-name="ce7" office:value-type="float" office:value="11001111">
            <text:p>110011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0</text:p>
          </table:table-cell>
          <table:table-cell table:style-name="ce7" office:value-type="float" office:value="11010000">
            <text:p>110100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d1</text:p>
          </table:table-cell>
          <table:table-cell table:style-name="ce7" office:value-type="float" office:value="11010001">
            <text:p>11010001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d2</text:p>
          </table:table-cell>
          <table:table-cell table:style-name="ce7" office:value-type="float" office:value="11010010">
            <text:p>1101001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3"/>
        </table:table-row>
        <table:table-row table:style-name="ro1">
          <table:table-cell office:value-type="string">
            <text:p>d3</text:p>
          </table:table-cell>
          <table:table-cell table:style-name="ce7" office:value-type="float" office:value="11010011">
            <text:p>11010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d4</text:p>
          </table:table-cell>
          <table:table-cell table:style-name="ce7" office:value-type="float" office:value="11010100">
            <text:p>11010100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d5</text:p>
          </table:table-cell>
          <table:table-cell table:style-name="ce7" office:value-type="float" office:value="11010101">
            <text:p>110101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d6</text:p>
          </table:table-cell>
          <table:table-cell table:style-name="ce7" office:value-type="float" office:value="11010110">
            <text:p>110101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string">
            <text:p>d7</text:p>
          </table:table-cell>
          <table:table-cell table:style-name="ce7" office:value-type="float" office:value="11010111">
            <text:p>11010111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d8</text:p>
          </table:table-cell>
          <table:table-cell table:style-name="ce7" office:value-type="float" office:value="11011000">
            <text:p>110110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d9</text:p>
          </table:table-cell>
          <table:table-cell table:style-name="ce7" office:value-type="float" office:value="11011001">
            <text:p>110110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da</text:p>
          </table:table-cell>
          <table:table-cell table:style-name="ce7" office:value-type="float" office:value="11011010">
            <text:p>110110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db</text:p>
          </table:table-cell>
          <table:table-cell table:style-name="ce7" office:value-type="float" office:value="11011011">
            <text:p>11011011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dc</text:p>
          </table:table-cell>
          <table:table-cell table:style-name="ce7" office:value-type="float" office:value="11011100">
            <text:p>110111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dd</text:p>
          </table:table-cell>
          <table:table-cell table:style-name="ce7" office:value-type="float" office:value="11011101">
            <text:p>11011101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de</text:p>
          </table:table-cell>
          <table:table-cell table:style-name="ce7" office:value-type="float" office:value="11011110">
            <text:p>11011110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office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>
            <text:p>df</text:p>
          </table:table-cell>
          <table:table-cell table:style-name="ce7" office:value-type="float" office:value="11011111">
            <text:p>1101111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0</text:p>
          </table:table-cell>
          <table:table-cell table:style-name="ce7" office:value-type="float" office:value="11100000">
            <text:p>11100000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e1</text:p>
          </table:table-cell>
          <table:table-cell table:style-name="ce7" office:value-type="float" office:value="11100001">
            <text:p>111000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e2</text:p>
          </table:table-cell>
          <table:table-cell table:style-name="ce7" office:value-type="float" office:value="11100010">
            <text:p>1110001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e3</text:p>
          </table:table-cell>
          <table:table-cell table:style-name="ce7" office:value-type="float" office:value="11100011">
            <text:p>11100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e4</text:p>
          </table:table-cell>
          <table:table-cell table:style-name="ce7" office:value-type="float" office:value="11100100">
            <text:p>11100100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string">
            <text:p>e5</text:p>
          </table:table-cell>
          <table:table-cell table:style-name="ce7" office:value-type="float" office:value="11100101">
            <text:p>111001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e6</text:p>
          </table:table-cell>
          <table:table-cell table:style-name="ce7" office:value-type="float" office:value="11100110">
            <text:p>11100110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e7</text:p>
          </table:table-cell>
          <table:table-cell table:style-name="ce7" office:value-type="float" office:value="11100111">
            <text:p>11100111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e8</text:p>
          </table:table-cell>
          <table:table-cell table:style-name="ce7" office:value-type="float" office:value="11101000">
            <text:p>11101000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e9</text:p>
          </table:table-cell>
          <table:table-cell table:style-name="ce7" office:value-type="float" office:value="11101001">
            <text:p>11101001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string">
            <text:p>ea</text:p>
          </table:table-cell>
          <table:table-cell table:style-name="ce7" office:value-type="float" office:value="11101010">
            <text:p>111010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string">
            <text:p>eb</text:p>
          </table:table-cell>
          <table:table-cell table:style-name="ce7" office:value-type="float" office:value="11101011">
            <text:p>1110101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string">
            <text:p>ec</text:p>
          </table:table-cell>
          <table:table-cell table:style-name="ce7" office:value-type="float" office:value="11101100">
            <text:p>111011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table:number-columns-repeated="3"/>
        </table:table-row>
        <table:table-row table:style-name="ro1">
          <table:table-cell office:value-type="string">
            <text:p>ed</text:p>
          </table:table-cell>
          <table:table-cell table:style-name="ce7" office:value-type="float" office:value="11101101">
            <text:p>1110110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office:value-type="string">
            <text:p>soleil</text:p>
          </table:table-cell>
          <table:table-cell table:number-columns-repeated="2"/>
        </table:table-row>
        <table:table-row table:style-name="ro1">
          <table:table-cell office:value-type="string">
            <text:p>ee</text:p>
          </table:table-cell>
          <table:table-cell table:style-name="ce7" office:value-type="float" office:value="11101110">
            <text:p>1110111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</table:table-row>
        <table:table-row table:style-name="ro1">
          <table:table-cell office:value-type="string">
            <text:p>ef</text:p>
          </table:table-cell>
          <table:table-cell table:style-name="ce7" office:value-type="float" office:value="11101111">
            <text:p>1110111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0</text:p>
          </table:table-cell>
          <table:table-cell table:style-name="ce7" office:value-type="float" office:value="11110000">
            <text:p>11110000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string">
            <text:p>f1</text:p>
          </table:table-cell>
          <table:table-cell table:style-name="ce7" office:value-type="float" office:value="11110001">
            <text:p>1111000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office:value-type="string">
            <text:p>pluie</text:p>
          </table:table-cell>
          <table:table-cell office:value-type="string">
            <text:p>orage</text:p>
          </table:table-cell>
        </table:table-row>
        <table:table-row table:style-name="ro1">
          <table:table-cell office:value-type="string">
            <text:p>f2</text:p>
          </table:table-cell>
          <table:table-cell table:style-name="ce7" office:value-type="float" office:value="11110010">
            <text:p>11110010</text:p>
          </table:table-cell>
          <table:table-cell office:value-type="string">
            <text:p>flocons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f3</text:p>
          </table:table-cell>
          <table:table-cell table:style-name="ce7" office:value-type="float" office:value="11110011">
            <text:p>11110011</text:p>
          </table:table-cell>
          <table:table-cell office:value-type="string">
            <text:p>nuage</text:p>
          </table:table-cell>
          <table:table-cell office:value-type="string">
            <text:p>pluie</text:p>
          </table:table-cell>
          <table:table-cell table:number-columns-repeated="3"/>
        </table:table-row>
        <table:table-row table:style-name="ro1">
          <table:table-cell office:value-type="string">
            <text:p>f4</text:p>
          </table:table-cell>
          <table:table-cell table:style-name="ce7" office:value-type="float" office:value="11110100">
            <text:p>11110100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f5</text:p>
          </table:table-cell>
          <table:table-cell table:style-name="ce7" office:value-type="float" office:value="11110101">
            <text:p>11110101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table:number-columns-repeated="3"/>
        </table:table-row>
        <table:table-row table:style-name="ro1">
          <table:table-cell office:value-type="string">
            <text:p>f6</text:p>
          </table:table-cell>
          <table:table-cell table:style-name="ce7" office:value-type="float" office:value="11110110">
            <text:p>11110110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f7</text:p>
          </table:table-cell>
          <table:table-cell table:style-name="ce7" office:value-type="float" office:value="11110111">
            <text:p>11110111</text:p>
          </table:table-cell>
          <table:table-cell office:value-type="string">
            <text:p>nuage</text:p>
          </table:table-cell>
          <table:table-cell office:value-type="string">
            <text:p>or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string">
            <text:p>f8</text:p>
          </table:table-cell>
          <table:table-cell table:style-name="ce7" office:value-type="float" office:value="11111000">
            <text:p>11111000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f9</text:p>
          </table:table-cell>
          <table:table-cell table:style-name="ce7" office:value-type="float" office:value="11111001">
            <text:p>11111001</text:p>
          </table:table-cell>
          <table:table-cell office:value-type="string">
            <text:p>nuage</text:p>
          </table:table-cell>
          <table:table-cell office:value-type="string">
            <text:p>soleil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>
          <table:table-cell office:value-type="string">
            <text:p>fa</text:p>
          </table:table-cell>
          <table:table-cell table:style-name="ce7" office:value-type="float" office:value="11111010">
            <text:p>11111010</text:p>
          </table:table-cell>
          <table:table-cell office:value-type="string">
            <text:p>soleil</text:p>
          </table:table-cell>
          <table:table-cell office:value-type="string">
            <text:p>orage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/>
        </table:table-row>
        <table:table-row table:style-name="ro1">
          <table:table-cell office:value-type="string">
            <text:p>fb</text:p>
          </table:table-cell>
          <table:table-cell table:style-name="ce7" office:value-type="float" office:value="11111011">
            <text:p>11111011</text:p>
          </table:table-cell>
          <table:table-cell office:value-type="string">
            <text:p>soleil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fc</text:p>
          </table:table-cell>
          <table:table-cell table:style-name="ce7" office:value-type="float" office:value="11111100">
            <text:p>11111100</text:p>
          </table:table-cell>
          <table:table-cell office:value-type="string">
            <text:p>soleil</text:p>
          </table:table-cell>
          <table:table-cell office:value-type="string">
            <text:p>nuage</text:p>
          </table:table-cell>
          <table:table-cell office:value-type="string">
            <text:p>flocons</text:p>
          </table:table-cell>
          <table:table-cell table:number-columns-repeated="2"/>
        </table:table-row>
        <table:table-row table:style-name="ro1">
          <table:table-cell office:value-type="string">
            <text:p>fd</text:p>
          </table:table-cell>
          <table:table-cell table:style-name="ce7" office:value-type="float" office:value="11111101">
            <text:p>11111101</text:p>
          </table:table-cell>
          <table:table-cell office:value-type="string">
            <text:p>nuage</text:p>
          </table:table-cell>
          <table:table-cell table:number-columns-repeated="4"/>
        </table:table-row>
        <table:table-row table:style-name="ro1">
          <table:table-cell office:value-type="string">
            <text:p>fe</text:p>
          </table:table-cell>
          <table:table-cell table:style-name="ce7" office:value-type="float" office:value="11111110">
            <text:p>11111110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 table:number-columns-repeated="2"/>
        </table:table-row>
        <table:table-row table:style-name="ro1">
          <table:table-cell office:value-type="string">
            <text:p>ff</text:p>
          </table:table-cell>
          <table:table-cell table:style-name="ce7" office:value-type="float" office:value="11111111">
            <text:p>11111111</text:p>
          </table:table-cell>
          <table:table-cell office:value-type="string">
            <text:p>soleil</text:p>
          </table:table-cell>
          <table:table-cell office:value-type="string">
            <text:p>pluie</text:p>
          </table:table-cell>
          <table:table-cell office:value-type="string">
            <text:p>flocons</text:p>
          </table:table-cell>
          <table:table-cell office:value-type="string">
            <text:p>orage</text:p>
          </table:table-cell>
          <table:table-cell/>
        </table:table-row>
        <table:table-row table:style-name="ro1" table:number-rows-repeated="10483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integer-digits="8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0/12/2011</text:date>, <text:time>20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0T15:02:57</meta:creation-date>
    <dc:date>2011-12-10T20:19:47</dc:date>
    <meta:editing-duration>PT5H1M40S</meta:editing-duration>
    <meta:editing-cycles>5</meta:editing-cycles>
    <meta:generator>LibreOffice/3.4$Unix LibreOffice_project/340m1$Build-302</meta:generator>
    <meta:document-statistic meta:table-count="3" meta:cell-count="1103" meta:object-count="0"/>
  </office:meta>
</office:document-meta>
</file>